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6.401cm" fo:margin-left="-0.199cm" table:align="left" style:writing-mode="lr-tb"/>
    </style:style>
    <style:style style:name="表格1.A" style:family="table-column">
      <style:table-column-properties style:column-width="6.128cm"/>
    </style:style>
    <style:style style:name="表格1.C" style:family="table-column">
      <style:table-column-properties style:column-width="4.14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17.064cm" table:align="center" style:writing-mode="lr-tb"/>
    </style:style>
    <style:style style:name="表格2.A" style:family="table-column">
      <style:table-column-properties style:column-width="2.157cm"/>
    </style:style>
    <style:style style:name="表格2.B" style:family="table-column">
      <style:table-column-properties style:column-width="5.93cm"/>
    </style:style>
    <style:style style:name="表格2.C" style:family="table-column">
      <style:table-column-properties style:column-width="3.96cm"/>
    </style:style>
    <style:style style:name="表格2.D" style:family="table-column">
      <style:table-column-properties style:column-width="5.017cm"/>
    </style:style>
    <style:style style:name="表格2.1" style:family="table-row">
      <style:table-row-properties style:min-row-height="1cm"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5" style:family="table-row">
      <style:table-row-properties style:min-row-height="6.001cm" fo:keep-together="auto"/>
    </style:style>
    <style:style style:name="表格2.6" style:family="table-row">
      <style:table-row-properties style:min-row-height="3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text-autospace="non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size="10pt" style:font-name-asian="標楷體" style:font-size-asian="10pt"/>
    </style:style>
    <style:style style:name="P5" style:family="paragraph" style:parent-style-name="Standard">
      <style:text-properties fo:font-size="13pt" style:font-name-asian="標楷體" style:font-size-asian="13pt" style:font-size-complex="13pt"/>
    </style:style>
    <style:style style:name="P6" style:family="paragraph" style:parent-style-name="Standard">
      <style:text-properties fo:font-size="13pt" style:font-name-asian="標楷體" style:font-size-asian="13pt" style:font-size-complex="13pt"/>
    </style:style>
    <style:style style:name="P7" style:family="paragraph" style:parent-style-name="Standard">
      <style:text-properties fo:font-size="13pt" style:font-name-asian="標楷體" style:font-size-asian="13pt" style:font-name-complex="標楷體" style:font-size-complex="13pt"/>
    </style:style>
    <style:style style:name="P8" style:family="paragraph" style:parent-style-name="Standard">
      <style:text-properties fo:font-size="13pt" style:font-name-asian="標楷體" style:font-size-asian="13pt" style:font-name-complex="標楷體" style:font-size-complex="13pt"/>
    </style:style>
    <style:style style:name="P9" style:family="paragraph" style:parent-style-name="Standard">
      <style:text-properties fo:font-size="16pt" style:letter-kerning="true" style:font-size-asian="16pt" style:font-size-complex="16pt"/>
    </style:style>
    <style:style style:name="P10" style:family="paragraph" style:parent-style-name="Standard">
      <style:text-properties style:font-name="標楷體" style:font-name-asian="標楷體" style:font-name-complex="標楷體"/>
    </style:style>
    <style:style style:name="P11" style:family="paragraph" style:parent-style-name="Standard">
      <style:paragraph-properties fo:text-align="center" style:justify-single-word="false"/>
      <style:text-properties style:font-name="標楷體" style:font-name-asian="標楷體" style:font-name-complex="標楷體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標楷體" fo:font-size="8pt" style:letter-kerning="true" style:font-name-asian="標楷體" style:font-size-asian="8pt" style:font-name-complex="標楷體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標楷體" fo:font-size="13.5pt" style:font-name-asian="標楷體" style:font-size-asian="13.5pt" style:font-name-complex="標楷體" style:font-size-complex="13.5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標楷體" fo:font-size="13.5pt" style:font-name-asian="標楷體" style:font-size-asian="13.5pt" style:font-name-complex="標楷體" style:font-size-complex="13.5pt"/>
    </style:style>
    <style:style style:name="P15" style:family="paragraph" style:parent-style-name="Standard">
      <style:paragraph-properties fo:text-align="center" style:justify-single-word="false"/>
      <style:text-properties style:font-name="標楷體" fo:font-size="13.5pt" style:font-name-asian="標楷體" style:font-size-asian="13.5pt" style:font-name-complex="標楷體" style:font-size-complex="13.5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標楷體" fo:font-size="13.5pt" style:font-name-asian="標楷體" style:font-size-asian="13.5pt" style:font-name-complex="標楷體" style:font-size-complex="13.5pt"/>
    </style:style>
    <style:style style:name="P17" style:family="paragraph" style:parent-style-name="Standard">
      <style:paragraph-properties fo:margin-left="1.605cm" fo:margin-right="0cm" fo:text-indent="-1.605cm" style:auto-text-indent="false"/>
    </style:style>
    <style:style style:name="P18" style:family="paragraph" style:parent-style-name="Standard">
      <style:paragraph-properties fo:margin-left="1.605cm" fo:margin-right="0cm" fo:text-indent="-1.605cm" style:auto-text-indent="false"/>
      <style:text-properties fo:font-size="13pt" style:font-name-asian="標楷體" style:font-size-asian="13pt" style:font-name-complex="標楷體" style:font-size-complex="13pt"/>
    </style:style>
    <style:style style:name="P19" style:family="paragraph" style:parent-style-name="Standard">
      <style:paragraph-properties fo:margin-left="0.863cm" fo:margin-right="0cm" fo:text-indent="-0.863cm" style:auto-text-indent="false"/>
    </style:style>
    <style:style style:name="P20" style:family="paragraph" style:parent-style-name="Standard">
      <style:paragraph-properties fo:margin-left="2.341cm" fo:margin-right="0cm" fo:text-indent="-1.427cm" style:auto-text-indent="false"/>
    </style:style>
    <style:style style:name="P21" style:family="paragraph" style:parent-style-name="Standard">
      <style:paragraph-properties fo:margin-left="0.864cm" fo:margin-right="0cm" fo:text-indent="0cm" style:auto-text-indent="false"/>
    </style:style>
    <style:style style:name="P22" style:family="paragraph" style:parent-style-name="Standard">
      <style:paragraph-properties fo:margin-left="0.688cm" fo:margin-right="0cm" fo:text-indent="-0.688cm" style:auto-text-indent="false"/>
    </style:style>
    <style:style style:name="P23" style:family="paragraph" style:parent-style-name="Standard">
      <style:paragraph-properties fo:text-align="center" style:justify-single-word="false" fo:orphans="2" fo:widows="2" fo:break-before="page" style:snap-to-layout-grid="false"/>
    </style:style>
    <style:style style:name="P24" style:family="paragraph" style:parent-style-name="Standard">
      <style:paragraph-properties fo:text-align="center" style:justify-single-word="false" fo:break-before="page" style:text-autospace="none"/>
      <style:text-properties style:font-name="標楷體" fo:font-size="20pt" style:letter-kerning="true" style:font-name-asian="標楷體" style:font-size-asian="20pt" style:font-name-complex="標楷體" style:font-size-complex="20pt"/>
    </style:style>
    <style:style style:name="P25" style:family="paragraph" style:parent-style-name="Standard">
      <style:paragraph-properties fo:margin-left="0.781cm" fo:margin-right="0cm" fo:text-indent="-0.917cm" style:auto-text-indent="false"/>
    </style:style>
    <style:style style:name="P26" style:family="paragraph" style:parent-style-name="Standard">
      <style:paragraph-properties fo:margin-left="0cm" fo:margin-right="0cm" fo:text-indent="0.238cm" style:auto-text-indent="false"/>
    </style:style>
    <style:style style:name="P27" style:family="paragraph" style:parent-style-name="Standard">
      <style:paragraph-properties fo:margin-left="0cm" fo:margin-right="0cm" fo:text-indent="0.238cm" style:auto-text-indent="false"/>
      <style:text-properties style:font-name="標楷體" fo:font-size="13.5pt" style:font-name-asian="標楷體" style:font-size-asian="13.5pt" style:font-name-complex="標楷體" style:font-size-complex="13.5pt"/>
    </style:style>
    <style:style style:name="P28" style:family="paragraph" style:parent-style-name="Standard">
      <style:paragraph-properties fo:margin-left="0cm" fo:margin-right="0cm" fo:text-indent="0.238cm" style:auto-text-indent="false" style:snap-to-layout-grid="false"/>
      <style:text-properties style:font-name="標楷體" fo:font-size="13.5pt" style:font-name-asian="標楷體" style:font-size-asian="13.5pt" style:font-name-complex="標楷體" style:font-size-complex="13.5pt"/>
    </style:style>
    <style:style style:name="P29" style:family="paragraph" style:parent-style-name="Standard">
      <style:paragraph-properties fo:margin-left="0.229cm" fo:margin-right="0cm" fo:text-indent="0cm" style:auto-text-indent="false"/>
    </style:style>
    <style:style style:name="P30" style:family="paragraph" style:parent-style-name="Standard">
      <style:paragraph-properties fo:margin-left="1.896cm" fo:margin-right="0cm" fo:text-indent="-1.667cm" style:auto-text-indent="false"/>
    </style:style>
    <style:style style:name="P31" style:family="paragraph" style:parent-style-name="Standard">
      <style:paragraph-properties fo:margin-left="0.944cm" fo:margin-right="0cm" fo:text-indent="-0.714cm" style:auto-text-indent="false"/>
      <style:text-properties style:font-name="標楷體" fo:font-size="13.5pt" style:font-name-asian="標楷體" style:font-size-asian="13.5pt" style:font-name-complex="標楷體" style:font-size-complex="13.5pt"/>
    </style:style>
    <style:style style:name="P32" style:family="paragraph" style:parent-style-name="Standard">
      <style:paragraph-properties fo:margin-left="0cm" fo:margin-right="0.212cm" fo:text-indent="0cm" style:auto-text-indent="false"/>
      <style:text-properties style:font-name="標楷體" fo:font-size="8pt" style:font-name-asian="標楷體" style:font-size-asian="8pt" style:font-name-complex="標楷體" style:font-size-complex="8pt"/>
    </style:style>
    <style:style style:name="P33" style:family="paragraph" style:parent-style-name="Standard">
      <style:paragraph-properties fo:margin-left="0cm" fo:margin-right="0.212cm" fo:text-align="end" style:justify-single-word="false" fo:text-indent="0cm" style:auto-text-indent="false"/>
      <style:text-properties style:font-name="標楷體" fo:font-size="14pt" style:font-name-asian="標楷體" style:font-size-asian="14pt" style:font-name-complex="標楷體" style:font-size-complex="14pt"/>
    </style:style>
    <style:style style:name="P3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8pt" style:font-name-asian="標楷體" style:font-size-asian="18pt" style:font-name-complex="標楷體" style:font-size-complex="18pt"/>
    </style:style>
    <style:style style:name="T2" style:family="text">
      <style:text-properties fo:font-size="18pt" style:font-name-asian="標楷體" style:font-size-asian="18pt" style:font-name-complex="標楷體" style:font-size-complex="18pt"/>
    </style:style>
    <style:style style:name="T3" style:family="text">
      <style:text-properties fo:font-size="18pt" style:font-name-asian="標楷體" style:font-size-asian="18pt" style:font-size-complex="18pt"/>
    </style:style>
    <style:style style:name="T4" style:family="text">
      <style:text-properties fo:font-size="10pt" style:font-name-asian="標楷體" style:font-size-asian="10pt"/>
    </style:style>
    <style:style style:name="T5" style:family="text">
      <style:text-properties fo:font-size="10pt" style:font-name-asian="標楷體" style:font-size-asian="10pt"/>
    </style:style>
    <style:style style:name="T6" style:family="text">
      <style:text-properties fo:font-size="13pt" style:font-name-asian="標楷體" style:font-size-asian="13pt" style:font-size-complex="13pt"/>
    </style:style>
    <style:style style:name="T7" style:family="text">
      <style:text-properties fo:font-size="13pt" style:font-name-asian="標楷體" style:font-size-asian="13pt" style:font-size-complex="13pt"/>
    </style:style>
    <style:style style:name="T8" style:family="text">
      <style:text-properties fo:font-size="13pt" style:font-name-asian="標楷體" style:font-size-asian="13pt" style:font-name-complex="標楷體" style:font-size-complex="13pt"/>
    </style:style>
    <style:style style:name="T9" style:family="text">
      <style:text-properties fo:font-size="13pt" style:font-name-asian="標楷體" style:font-size-asian="13pt" style:font-name-complex="標楷體" style:font-size-complex="13pt"/>
    </style:style>
    <style:style style:name="T10" style:family="text">
      <style:text-properties fo:color="#ff0000" fo:font-size="13pt" style:text-underline-style="solid" style:text-underline-width="auto" style:text-underline-color="font-color" style:font-name-asian="標楷體" style:font-size-asian="13pt" style:font-size-complex="13pt"/>
    </style:style>
    <style:style style:name="T11" style:family="text">
      <style:text-properties fo:color="#ff0000" fo:font-size="13pt" style:text-underline-style="solid" style:text-underline-width="auto" style:text-underline-color="font-color" style:font-name-asian="標楷體" style:font-size-asian="13pt" style:font-name-complex="標楷體" style:font-size-complex="13pt"/>
    </style:style>
    <style:style style:name="T12" style:family="text">
      <style:text-properties style:font-name="標楷體" fo:font-size="20pt" style:letter-kerning="true" style:font-name-asian="標楷體" style:font-size-asian="20pt" style:font-name-complex="標楷體" style:font-size-complex="20pt"/>
    </style:style>
    <style:style style:name="T13" style:family="text">
      <style:text-properties style:font-name="標楷體" fo:font-size="20pt" style:letter-kerning="true" style:font-name-asian="標楷體" style:font-size-asian="20pt" style:font-name-complex="標楷體" style:font-size-complex="20pt"/>
    </style:style>
    <style:style style:name="T14" style:family="text">
      <style:text-properties style:font-name="標楷體" fo:font-size="20pt" style:font-name-asian="標楷體" style:font-size-asian="20pt" style:font-name-complex="標楷體" style:font-size-complex="20pt" style:font-weight-complex="bold"/>
    </style:style>
    <style:style style:name="T15" style:family="text">
      <style:text-properties style:font-name="標楷體" style:font-name-asian="標楷體" style:font-name-complex="標楷體"/>
    </style:style>
    <style:style style:name="T16" style:family="text">
      <style:text-properties style:font-name="標楷體" fo:font-size="13.5pt" style:font-name-asian="標楷體" style:font-size-asian="13.5pt" style:font-name-complex="標楷體" style:font-size-complex="13.5pt"/>
    </style:style>
    <style:style style:name="T17" style:family="text">
      <style:text-properties style:font-name="標楷體" fo:font-size="13.5pt" style:font-name-asian="標楷體" style:font-size-asian="13.5pt" style:font-name-complex="標楷體" style:font-size-complex="13.5pt"/>
    </style:style>
    <style:style style:name="T18" style:family="text">
      <style:text-properties style:font-name="標楷體" fo:font-size="13.5pt" style:text-underline-style="solid" style:text-underline-width="auto" style:text-underline-color="font-color" style:font-name-asian="標楷體" style:font-size-asian="13.5pt" style:font-name-complex="標楷體" style:font-size-complex="13.5pt"/>
    </style:style>
    <style:style style:name="T19" style:family="text">
      <style:text-properties style:font-name="標楷體" fo:font-size="13.5pt" style:text-underline-style="solid" style:text-underline-width="auto" style:text-underline-color="font-color" style:font-name-asian="標楷體" style:font-size-asian="13.5pt" style:font-name-complex="標楷體" style:font-size-complex="13.5pt"/>
    </style:style>
    <style:style style:name="T20" style:family="text">
      <style:text-properties fo:font-size="16pt" style:font-name-asian="標楷體" style:font-size-asian="16pt" style:font-name-complex="標楷體" style:font-size-complex="16pt"/>
    </style:style>
    <style:style style:name="T21" style:family="text">
      <style:text-properties fo:font-size="16pt" style:font-name-asian="標楷體" style:font-size-asian="16pt" style:font-name-complex="標楷體" style:font-size-complex="16pt"/>
    </style:style>
    <style:style style:name="T22" style:family="text">
      <style:text-properties fo:font-size="16pt" style:letter-kerning="true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">國立</text:span><text:span text:style-name="T1">交通大學</text:span><text:span text:style-name="T1">工</text:span><text:span text:style-name="T1">學院特聘教授評審要點</text:span></text:p>
      <text:p text:style-name="P3"><text:span text:style-name="T4">99年4月16日98學年度第7次院教評會修訂通過</text:span></text:p>
      <text:p text:style-name="P4">101年9月20日101學年次第1次院教評會修正通過第六條</text:p>
      <text:p text:style-name="P5"/>
      <text:p text:style-name="P17"><text:span text:style-name="T8">一</text:span><text:span text:style-name="T8">、</text:span><text:span text:style-name="T8">為提升本院</text:span><text:span text:style-name="T8">教學及研究</text:span><text:span text:style-name="T8">水準，特依本校特聘教授設置辦法之規定訂定本要點。</text:span></text:p>
      <text:p text:style-name="P5"/>
      <text:p text:style-name="P19"><text:span text:style-name="T8">二</text:span><text:span text:style-name="T6">、</text:span><text:span text:style-name="T8">特聘教授候選人為本院編制內專任教</text:span><text:span text:style-name="T8">授</text:span><text:span text:style-name="T8">，具下列資格之一</text:span><text:span text:style-name="T8">，且</text:span><text:span text:style-name="T8">過去</text:span><text:span text:style-name="T8">五</text:span><text:span text:style-name="T8">年學術卓越者：</text:span></text:p>
      <text:p text:style-name="P20"><text:span text:style-name="T8">(</text:span><text:span text:style-name="T8">一</text:span><text:span text:style-name="T8">)</text:span><text:span text:style-name="T8">曾獲國科會傑出研究獎</text:span><text:span text:style-name="T6">一</text:span><text:span text:style-name="T8">次以上</text:span><text:span text:style-name="T8">。</text:span></text:p>
      <text:p text:style-name="P20"><text:span text:style-name="T8">(二)</text:span><text:span text:style-name="T8">曾獲本校傑出教學獎</text:span><text:span text:style-name="T6">二</text:span><text:span text:style-name="T8">次以上。</text:span></text:p>
      <text:p text:style-name="P20"><text:span text:style-name="T8">(三)</text:span><text:span text:style-name="T8">曾獲</text:span><text:span text:style-name="T8">其他同</text:span><text:span text:style-name="T8">等級之學術榮譽或成就。</text:span></text:p>
      <text:p text:style-name="P21"><text:span text:style-name="T8">特聘教授候選人之資格需送經系(所)教評會確認無誤後，再送交本院特聘教授評審委員會</text:span><text:span text:style-name="T8">（以下簡稱特聘評審會）</text:span><text:span text:style-name="T8">審查。</text:span></text:p>
      <text:p text:style-name="P7"/>
      <text:p text:style-name="P19"><text:span text:style-name="T8">三、</text:span><text:span text:style-name="T8">特聘評審會</text:span><text:span text:style-name="T8">，</text:span><text:span text:style-name="T8">院長為</text:span><text:span text:style-name="T8">當然委員兼</text:span><text:span text:style-name="T8">召集人</text:span><text:span text:style-name="T8">，並遴聘</text:span><text:span text:style-name="T8">院</text:span><text:span text:style-name="T8">內講座教授或院內外學術研究卓有績效之教授共五至七人組成之，其中院外委員人數不得少於三分之ㄧ，辦理特聘教授資格及名額審查作業，審查通過之特聘教授候選人名單提送</text:span><text:span text:style-name="T8">院、校教評會核定通過後，報請校長敦聘之。</text:span></text:p>
      <text:p text:style-name="P21"><text:span text:style-name="T8">特聘評審會須全體委員三分之二以上出席始得開議，應有出席委員三分之二以上同意始得決議。</text:span></text:p>
      <text:p text:style-name="P7"/>
      <text:p text:style-name="P19"><text:span text:style-name="T6">四、特聘教授任期一聘三年，由本校授予特聘教授聘書。</text:span><text:span text:style-name="T8">任期</text:span><text:span text:style-name="T8">屆</text:span><text:span text:style-name="T8">滿前一學期</text:span><text:span text:style-name="T8">得提出續聘申請，</text:span><text:span text:style-name="T8">由特聘評審會審核</text:span><text:span text:style-name="T8">其資格</text:span><text:span text:style-name="T8">俾認定是否續聘</text:span><text:span text:style-name="T8">。續聘審查程序與新聘程序相同，惟申請續聘時</text:span><text:span text:style-name="T6">第二條所使用之資格</text:span><text:span text:style-name="T8">不得重複</text:span><text:span text:style-name="T6">使用。</text:span></text:p>
      <text:p text:style-name="P18"/>
      <text:p text:style-name="P19"><text:span text:style-name="T8">五、</text:span><text:span text:style-name="T6">本院</text:span><text:span text:style-name="T8">特聘教授及講座教授之名額，以不超過</text:span><text:span text:style-name="T8">本</text:span><text:span text:style-name="T8">院</text:span><text:span text:style-name="T8">編制內</text:span><text:span text:style-name="T8">專任教師人數之百分之二十為原則</text:span><text:span text:style-name="T8">，且合聘教授應由主聘單位提出。</text:span><text:span text:style-name="T8">特聘教授如獲聘為</text:span><text:span text:style-name="T8">本校</text:span><text:span text:style-name="T8">講座教授或不再擔任本</text:span><text:span text:style-name="T8">校</text:span><text:span text:style-name="T8">專任教</text:span><text:span text:style-name="T8">授</text:span><text:span text:style-name="T8">時，其特聘教授榮銜自動終止。</text:span></text:p>
      <text:p text:style-name="P5"/>
      <text:p text:style-name="P19"><text:span text:style-name="T6">六、特聘教授除原有待遇外，由本院提經研發處審議委員會議通過，簽請校長核定於任期內由本校補助相關經費，其補助依本校</text:span><text:span text:style-name="T10">延攬及留住特殊優秀人才彈性薪資暨獎勵補助支應原則</text:span><text:span text:style-name="T6">所訂標準支給。</text:span></text:p>
      <text:p text:style-name="P5"/>
      <text:p text:style-name="P19"><text:span text:style-name="T8">七</text:span><text:span text:style-name="T6">、</text:span><text:span text:style-name="T8">特聘教授應致力於本院教學</text:span><text:span text:style-name="T8">品質</text:span><text:span text:style-name="T8">及</text:span><text:span text:style-name="T8">學術</text:span><text:span text:style-name="T8">水準之提升，其</text:span><text:span text:style-name="T8">應負擔之學術</text:span><text:span text:style-name="T8">任務由</text:span><text:span text:style-name="T8">校</text:span><text:span text:style-name="T8">長或</text:span><text:span text:style-name="T8">校長</text:span><text:span text:style-name="T8">授權</text:span><text:span text:style-name="T8">之單位主管與特聘教授</text:span><text:span text:style-name="T8">商定之</text:span><text:span text:style-name="T8">，並提供人事室載於特聘教授聘書中</text:span><text:span text:style-name="T8">。</text:span></text:p>
      <text:p text:style-name="P7"/>
      <text:p text:style-name="P22"><text:span text:style-name="T8">八</text:span><text:span text:style-name="T6">、</text:span><text:span text:style-name="T8">本要點未盡事宜，悉依相關法規辦理。</text:span></text:p>
      <text:p text:style-name="P7"/>
      <text:p text:style-name="P22"><text:span text:style-name="T8">九</text:span><text:span text:style-name="T6">、</text:span><text:span text:style-name="T8">本要點經院教評會通過，報請校教評會核備後實施，修正時亦同。</text:span></text:p>
      <text:p text:style-name="P23"><text:span text:style-name="T20">國立</text:span><text:span text:style-name="T20">交通大學</text:span><text:span text:style-name="T20">工</text:span><text:span text:style-name="T20">學院特聘教授評審要點</text:span><text:span text:style-name="T20">修正對照表</text:span></text:p>
      <text:p text:style-name="P9"/>
      <table:table table:name="表格1" table:style-name="表格1">
        <table:table-column table:style-name="表格1.A" table:number-columns-repeated="2"/>
        <table:table-column table:style-name="表格1.C"/>
        <table:table-header-rows>
          <table:table-row table:style-name="表格1.1">
            <table:table-cell table:style-name="表格1.A1" office:value-type="string">
              <text:p text:style-name="P11">擬修訂內容</text:p>
            </table:table-cell>
            <table:table-cell table:style-name="表格1.A1" office:value-type="string">
              <text:p text:style-name="P11">現行條文</text:p>
            </table:table-cell>
            <table:table-cell table:style-name="表格1.C1" office:value-type="string">
              <text:p text:style-name="P11">說明</text:p>
            </table:table-cell>
          </table:table-row>
        </table:table-header-rows>
        <table:table-row table:style-name="表格1.1">
          <table:table-cell table:style-name="表格1.A1" office:value-type="string">
            <text:p text:style-name="P25"><text:span text:style-name="T6">六、特聘教授除原有待遇外，由本院提經研發處審議委員會議通過，簽請校長核定於任期內由本校補助相關經費，其補助依本校</text:span><text:span text:style-name="T10">延攬及留住特殊優秀人才彈性薪資暨獎勵補助支應原則</text:span><text:span text:style-name="T6">所訂標準支給。</text:span></text:p>
          </table:table-cell>
          <table:table-cell table:style-name="表格1.A1" office:value-type="string">
            <text:p text:style-name="P25"><text:span text:style-name="T6">六、特聘教授除原有待遇外，由本院提經研發處審議委員會議通過，簽請校長核定於任期內由本校補助相關經費，其補助依本校</text:span><text:span text:style-name="T11">傑出</text:span><text:span text:style-name="T10">人士榮譽獎勵支給原則</text:span><text:span text:style-name="T6">所訂標準支給。</text:span></text:p>
          </table:table-cell>
          <table:table-cell table:style-name="表格1.C1" office:value-type="string">
            <text:p text:style-name="P10">參照本校特聘教授設置辦法第五條修訂。</text:p>
          </table:table-cell>
        </table:table-row>
      </table:table>
      <text:p text:style-name="P24"/>
      <text:p text:style-name="P2"><text:span text:style-name="T12">工</text:span><text:span text:style-name="T12">學院特聘教授</text:span><text:span text:style-name="T14">申請</text:span><text:span text:style-name="T12">表</text:span></text:p>
      <text:p text:style-name="P12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13">姓名</text:p>
          </table:table-cell>
          <table:table-cell table:style-name="表格2.A1" office:value-type="string">
            <text:p text:style-name="P28"/>
          </table:table-cell>
          <table:table-cell table:style-name="表格2.A1" office:value-type="string">
            <text:p text:style-name="P13">所屬</text:p>
            <text:p text:style-name="P13">系所</text:p>
          </table:table-cell>
          <table:table-cell table:style-name="表格2.D1" office:value-type="string">
            <text:p text:style-name="P14"/>
          </table:table-cell>
        </table:table-row>
        <table:table-row table:style-name="表格2.1">
          <table:table-cell table:style-name="表格2.A1" office:value-type="string">
            <text:p text:style-name="P13">性別</text:p>
          </table:table-cell>
          <table:table-cell table:style-name="表格2.A1" office:value-type="string">
            <text:p text:style-name="P14"/>
          </table:table-cell>
          <table:table-cell table:style-name="表格2.A1" office:value-type="string">
            <text:p text:style-name="P13">生日</text:p>
          </table:table-cell>
          <table:table-cell table:style-name="表格2.D1" office:value-type="string">
            <text:p text:style-name="P1"><text:span text:style-name="T16">年</text:span><text:span text:style-name="T16"> <text:s/></text:span><text:span text:style-name="T16">月</text:span><text:span text:style-name="T16"> <text:s/></text:span><text:span text:style-name="T16">日</text:span></text:p>
            <text:p text:style-name="P1"><text:span text:style-name="T16">現年</text:span><text:span text:style-name="T16"> <text:s/></text:span><text:span text:style-name="T16">歲</text:span></text:p>
          </table:table-cell>
        </table:table-row>
        <table:table-row table:style-name="表格2.1">
          <table:table-cell table:style-name="表格2.A1" office:value-type="string">
            <text:p text:style-name="P1"><text:span text:style-name="T16">到校年月/教授年資起算年月</text:span></text:p>
          </table:table-cell>
          <table:table-cell table:style-name="表格2.A1" office:value-type="string">
            <text:p text:style-name="P14"/>
          </table:table-cell>
          <table:table-cell table:style-name="表格2.A1" office:value-type="string">
            <text:p text:style-name="P13">現職</text:p>
          </table:table-cell>
          <table:table-cell table:style-name="表格2.D1" office:value-type="string">
            <text:p text:style-name="P14"/>
          </table:table-cell>
        </table:table-row>
        <table:table-row table:style-name="表格2.1">
          <table:table-cell table:style-name="表格2.A1" office:value-type="string">
            <text:p text:style-name="P1"><text:span text:style-name="T16">本次申請</text:span><text:span text:style-name="T16">聘任</text:span></text:p>
            <text:p text:style-name="P13">狀態</text:p>
          </table:table-cell>
          <table:table-cell table:style-name="表格2.D1" table:number-columns-spanned="3" office:value-type="string">
            <text:p text:style-name="P1"><text:span text:style-name="T16">□新聘 </text:span><text:span text:style-name="T16"><text:s/></text:span><text:span text:style-name="T16"><text:s/>□續聘</text:span></text:p>
          </table:table-cell>
          <table:covered-table-cell/>
          <table:covered-table-cell/>
        </table:table-row>
        <table:table-row table:style-name="表格2.5">
          <table:table-cell table:style-name="表格2.A1" office:value-type="string">
            <text:p text:style-name="P13">候選</text:p>
            <text:p text:style-name="P13">資格</text:p>
          </table:table-cell>
          <table:table-cell table:style-name="表格2.D1" table:number-columns-spanned="3" office:value-type="string">
            <text:p text:style-name="P29"><text:span text:style-name="T16">符合「</text:span><text:span text:style-name="T16">工</text:span><text:span text:style-name="T16">學院特聘教授評審要點」第二條特聘教授候選人為本院編制內專任教</text:span><text:span text:style-name="T16">授</text:span><text:span text:style-name="T16">，具下列資格之一</text:span><text:span text:style-name="T16">，且</text:span><text:span text:style-name="T16">過去</text:span><text:span text:style-name="T16">五</text:span><text:span text:style-name="T16">年學術卓越者：</text:span></text:p>
            <text:p text:style-name="P30"><text:span text:style-name="T16">□ 一、曾獲國科會傑出研究獎</text:span><text:span text:style-name="T16">一</text:span><text:span text:style-name="T16">次以上。</text:span></text:p>
            <text:p text:style-name="P30"><text:span text:style-name="T16">□</text:span><text:span text:style-name="T16"> 二、</text:span><text:span text:style-name="T16">曾獲本校傑出教學獎</text:span><text:span text:style-name="T16">二</text:span><text:span text:style-name="T16">次以上。</text:span></text:p>
            <text:p text:style-name="P26"><text:span text:style-name="T16">□ </text:span><text:span text:style-name="T16">三</text:span><text:span text:style-name="T16">、曾獲</text:span><text:span text:style-name="T16">其他同</text:span><text:span text:style-name="T16">等級之學術榮譽或成就。</text:span></text:p>
            <text:p text:style-name="P26"><text:span text:style-name="T16">註：本校規定特聘教授續聘審核時，</text:span><text:span text:style-name="T16">本</text:span><text:span text:style-name="T16">條所使用之資格不得重複使用。</text:span></text:p>
          </table:table-cell>
          <table:covered-table-cell/>
          <table:covered-table-cell/>
        </table:table-row>
        <table:table-row table:style-name="表格2.6">
          <table:table-cell table:style-name="表格2.A1" office:value-type="string">
            <text:p text:style-name="P13">檢附</text:p>
            <text:p text:style-name="P13">文件</text:p>
          </table:table-cell>
          <table:table-cell table:style-name="表格2.D1" table:number-columns-spanned="3" office:value-type="string">
            <text:p text:style-name="P27">□ 符合上述候選資格之佐證資料。</text:p>
            <text:p text:style-name="P31">□ 個人資料如學經歷、學術專長領域、歷年著作清單（含期刊與會議論文、技術報告、專利、授權及專書等）重要學術成就或論著之具體證明、獲獎情形及其他績效說明文件。</text:p>
          </table:table-cell>
          <table:covered-table-cell/>
          <table:covered-table-cell/>
        </table:table-row>
        <table:table-row table:style-name="表格2.6">
          <table:table-cell table:style-name="表格2.A1" office:value-type="string">
            <text:p text:style-name="P13">申請</text:p>
            <text:p text:style-name="P13">聘期</text:p>
          </table:table-cell>
          <table:table-cell table:style-name="表格2.D1" table:number-columns-spanned="3" office:value-type="string">
            <text:p text:style-name="P26"><text:span text:style-name="T16">自</text:span><text:span text:style-name="T18"> <text:s text:c="2"/></text:span><text:span text:style-name="T18">年</text:span><text:span text:style-name="T18"> <text:s text:c="2"/></text:span><text:span text:style-name="T18">月</text:span><text:span text:style-name="T18"> <text:s text:c="2"/></text:span><text:span text:style-name="T18">日</text:span><text:span text:style-name="T16">起至</text:span><text:span text:style-name="T18"> <text:s text:c="2"/></text:span><text:span text:style-name="T18">年</text:span><text:span text:style-name="T18"> <text:s text:c="2"/></text:span><text:span text:style-name="T18">月</text:span><text:span text:style-name="T18"> <text:s text:c="2"/></text:span><text:span text:style-name="T18">日</text:span><text:span text:style-name="T16">止，共計</text:span><text:span text:style-name="T18">3</text:span><text:span text:style-name="T16">年。</text:span></text:p>
          </table:table-cell>
          <table:covered-table-cell/>
          <table:covered-table-cell/>
        </table:table-row>
      </table:table>
      <text:p text:style-name="P32"/>
      <text:p text:style-name="P33"/>
      <text:p text:style-name="P33">申請人簽章： <text:s text:c="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_20_字元_20_字元2_20_字元_20_字元_20_字元_20_字元_20_字元_20_字元_20_字元_20_字元_20_字元_20_字元_20_字元_20_字元_20_字元_20_字元_20_字元_20_字元_20_字元_20_字元_20_字元_20_字元_20_字元_20_字元" style:display-name=" 字元 字元2 字元 字元 字元 字元 字元 字元 字元 字元 字元 字元 字元 字元 字元 字元 字元 字元 字元 字元 字元 字元 字元 字元" style:family="paragraph" style:parent-style-name="Standard">
      <style:paragraph-properties fo:margin-top="0cm" fo:margin-bottom="0.282cm" loext:contextual-spacing="false" fo:line-height="0.423cm" fo:orphans="2" fo:widows="2" style:vertical-align="baseline"/>
      <style:text-properties style:font-name="Tahoma" fo:font-family="Tahoma" style:font-family-generic="swiss" style:font-pitch="variable" fo:font-size="10pt" style:letter-kerning="true" style:font-size-asian="10pt" style:font-name-complex="Tahoma" style:font-family-complex="Tahoma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預設段落字型" style:family="text"/>
    <style:style style:name="Page_20_Number" style:display-name="Page Number" style:family="text" style:parent-style-name="預設段落字型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.501cm" fo:margin-left="2.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廖若淇</dc:title>
    <dc:subject>廖若淇</dc:subject>
    <meta:keyword>廖若淇</meta:keyword>
    <dc:description>廖若淇</dc:description>
    <meta:initial-creator>廖若淇</meta:initial-creator>
    <meta:creation-date>2012-09-25T11:05:00</meta:creation-date>
    <dc:creator>ichichuang</dc:creator>
    <dc:date>2012-09-25T11:07:00</dc:date>
    <meta:print-date>2010-04-12T16:40:00</meta:print-date>
    <meta:editing-cycles>3</meta:editing-cycles>
    <meta:editing-duration>PT2M</meta:editing-duration>
    <meta:document-statistic meta:table-count="2" meta:image-count="0" meta:object-count="0" meta:page-count="4" meta:paragraph-count="52" meta:word-count="1343" meta:character-count="1403" meta:non-whitespace-character-count="1351"/>
    <meta:generator>LibreOffice/5.1.4.2$Windows_x86 LibreOffice_project/f99d75f39f1c57ebdd7ffc5f42867c12031db97a</meta:generator>
  </office:meta>
</office:document-meta>
</file>